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anspose (lab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<text:s text:c="3"/>ij</text:p>
          </table:table-cell>
          <table:table-cell office:value-type="string" table:style-name="ce1">
            <text:p><text:s text:c="3"/>ji</text:p>
          </table:table-cell>
          <table:table-cell office:value-type="string" table:style-name="ce1">
            <text:p><text:s/>fast_transpose</text:p>
          </table:table-cell>
          <table:table-cell table:style-name="ce1"/>
          <table:table-cell office:value-type="string" table:style-name="ce1">
            <text:p><text:s text:c="3"/>ij</text:p>
          </table:table-cell>
          <table:table-cell office:value-type="string" table:style-name="ce1">
            <text:p><text:s text:c="3"/>ji</text:p>
          </table:table-cell>
          <table:table-cell office:value-type="string" table:style-name="ce1">
            <text:p><text:s/>fast_transpose</text:p>
          </table:table-cell>
          <table:table-cell table:style-name="ce1"/>
          <table:table-cell office:value-type="string" table:style-name="ce1">
            <text:p><text:s text:c="3"/>ij</text:p>
          </table:table-cell>
          <table:table-cell office:value-type="string" table:style-name="ce1">
            <text:p><text:s text:c="3"/>ji</text:p>
          </table:table-cell>
          <table:table-cell office:value-type="string" table:style-name="ce1">
            <text:p><text:s/>fast_transpose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70" table:style-name="ce1">
            <text:p>1470</text:p>
          </table:table-cell>
          <table:table-cell office:value-type="float" office:value="645" table:style-name="ce1">
            <text:p>645</text:p>
          </table:table-cell>
          <table:table-cell office:value-type="float" office:value="726" table:style-name="ce1">
            <text:p>726</text:p>
          </table:table-cell>
          <table:table-cell table:style-name="ce1"/>
          <table:table-cell office:value-type="float" office:value="183.75" table:formula="of:=[.B6]/[.$A6]" table:style-name="ce1">
            <text:p>183.75</text:p>
          </table:table-cell>
          <table:table-cell office:value-type="float" office:value="80.625" table:formula="of:=[.C6]/[.$A6]" table:style-name="ce1">
            <text:p>80.625</text:p>
          </table:table-cell>
          <table:table-cell office:value-type="float" office:value="90.75" table:formula="of:=[.D6]/[.$A6]" table:style-name="ce1">
            <text:p>90.75</text:p>
          </table:table-cell>
          <table:table-cell table:style-name="ce1"/>
          <table:table-cell office:value-type="float" office:value="2385" table:style-name="ce1">
            <text:p>2385</text:p>
          </table:table-cell>
          <table:table-cell office:value-type="float" office:value="735" table:style-name="ce1">
            <text:p>735</text:p>
          </table:table-cell>
          <table:table-cell office:value-type="float" office:value="564" table:style-name="ce1">
            <text:p>564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66" table:style-name="ce1">
            <text:p>1566</text:p>
          </table:table-cell>
          <table:table-cell office:value-type="float" office:value="1041" table:style-name="ce1">
            <text:p>1041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65.25" table:formula="of:=[.B7]/[.$A7]" table:style-name="ce1">
            <text:p>65.25</text:p>
          </table:table-cell>
          <table:table-cell office:value-type="float" office:value="43.375" table:formula="of:=[.C7]/[.$A7]" table:style-name="ce1">
            <text:p>43.375</text:p>
          </table:table-cell>
          <table:table-cell office:value-type="float" office:value="31.875" table:formula="of:=[.D7]/[.$A7]" table:style-name="ce1">
            <text:p>31.875</text:p>
          </table:table-cell>
          <table:table-cell table:style-name="ce1"/>
          <table:table-cell office:value-type="float" office:value="1353" table:style-name="ce1">
            <text:p>1353</text:p>
          </table:table-cell>
          <table:table-cell office:value-type="float" office:value="1185" table:style-name="ce1">
            <text:p>1185</text:p>
          </table:table-cell>
          <table:table-cell office:value-type="float" office:value="933" table:style-name="ce1">
            <text:p>933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319" table:style-name="ce1">
            <text:p>5319</text:p>
          </table:table-cell>
          <table:table-cell office:value-type="float" office:value="3372" table:style-name="ce1">
            <text:p>3372</text:p>
          </table:table-cell>
          <table:table-cell office:value-type="float" office:value="2490" table:style-name="ce1">
            <text:p>2490</text:p>
          </table:table-cell>
          <table:table-cell table:style-name="ce1"/>
          <table:table-cell office:value-type="float" office:value="94.982142857142861" table:formula="of:=[.B8]/[.$A8]" table:style-name="ce1">
            <text:p>94.98214286</text:p>
          </table:table-cell>
          <table:table-cell office:value-type="float" office:value="60.214285714285715" table:formula="of:=[.C8]/[.$A8]" table:style-name="ce1">
            <text:p>60.21428571</text:p>
          </table:table-cell>
          <table:table-cell office:value-type="float" office:value="44.464285714285715" table:formula="of:=[.D8]/[.$A8]" table:style-name="ce1">
            <text:p>44.46428571</text:p>
          </table:table-cell>
          <table:table-cell table:style-name="ce1"/>
          <table:table-cell office:value-type="float" office:value="5784" table:style-name="ce1">
            <text:p>5784</text:p>
          </table:table-cell>
          <table:table-cell office:value-type="float" office:value="4968" table:style-name="ce1">
            <text:p>4968</text:p>
          </table:table-cell>
          <table:table-cell office:value-type="float" office:value="2664" table:style-name="ce1">
            <text:p>2664</text:p>
          </table:table-cell>
          <table:table-cell table:number-columns-repeated="1637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8321" table:style-name="ce1">
            <text:p>18321</text:p>
          </table:table-cell>
          <table:table-cell office:value-type="float" office:value="11556" table:style-name="ce1">
            <text:p>11556</text:p>
          </table:table-cell>
          <table:table-cell office:value-type="float" office:value="6924" table:style-name="ce1">
            <text:p>6924</text:p>
          </table:table-cell>
          <table:table-cell table:style-name="ce1"/>
          <table:table-cell office:value-type="float" office:value="176.16346153846155" table:formula="of:=[.B9]/[.$A9]" table:style-name="ce1">
            <text:p>176.1634615</text:p>
          </table:table-cell>
          <table:table-cell office:value-type="float" office:value="111.11538461538461" table:formula="of:=[.C9]/[.$A9]" table:style-name="ce1">
            <text:p>111.1153846</text:p>
          </table:table-cell>
          <table:table-cell office:value-type="float" office:value="66.57692307692308" table:formula="of:=[.D9]/[.$A9]" table:style-name="ce1">
            <text:p>66.57692308</text:p>
          </table:table-cell>
          <table:table-cell table:style-name="ce1"/>
          <table:table-cell office:value-type="float" office:value="19131" table:style-name="ce1">
            <text:p>19131</text:p>
          </table:table-cell>
          <table:table-cell office:value-type="float" office:value="12342" table:style-name="ce1">
            <text:p>12342</text:p>
          </table:table-cell>
          <table:table-cell office:value-type="float" office:value="7194" table:style-name="ce1">
            <text:p>7194</text:p>
          </table:table-cell>
          <table:table-cell table:number-columns-repeated="1637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7199" table:style-name="ce1">
            <text:p>47199</text:p>
          </table:table-cell>
          <table:table-cell office:value-type="float" office:value="27936" table:style-name="ce1">
            <text:p>27936</text:p>
          </table:table-cell>
          <table:table-cell office:value-type="float" office:value="19278" table:style-name="ce1">
            <text:p>19278</text:p>
          </table:table-cell>
          <table:table-cell table:style-name="ce1"/>
          <table:table-cell office:value-type="float" office:value="280.94642857142856" table:formula="of:=[.B10]/[.$A10]" table:style-name="ce1">
            <text:p>280.9464286</text:p>
          </table:table-cell>
          <table:table-cell office:value-type="float" office:value="166.28571428571428" table:formula="of:=[.C10]/[.$A10]" table:style-name="ce1">
            <text:p>166.2857143</text:p>
          </table:table-cell>
          <table:table-cell office:value-type="float" office:value="114.75" table:formula="of:=[.D10]/[.$A10]" table:style-name="ce1">
            <text:p>114.75</text:p>
          </table:table-cell>
          <table:table-cell table:style-name="ce1"/>
          <table:table-cell office:value-type="float" office:value="50508" table:style-name="ce1">
            <text:p>50508</text:p>
          </table:table-cell>
          <table:table-cell office:value-type="float" office:value="28788" table:style-name="ce1">
            <text:p>28788</text:p>
          </table:table-cell>
          <table:table-cell office:value-type="float" office:value="19881" table:style-name="ce1">
            <text:p>19881</text:p>
          </table:table-cell>
          <table:table-cell table:number-columns-repeated="1637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05561" table:style-name="ce1">
            <text:p>105561</text:p>
          </table:table-cell>
          <table:table-cell office:value-type="float" office:value="59574" table:style-name="ce1">
            <text:p>59574</text:p>
          </table:table-cell>
          <table:table-cell office:value-type="float" office:value="46875" table:style-name="ce1">
            <text:p>46875</text:p>
          </table:table-cell>
          <table:table-cell table:style-name="ce1"/>
          <table:table-cell office:value-type="float" office:value="425.64919354838707" table:formula="of:=[.B11]/[.$A11]" table:style-name="ce1">
            <text:p>425.6491935</text:p>
          </table:table-cell>
          <table:table-cell office:value-type="float" office:value="240.21774193548387" table:formula="of:=[.C11]/[.$A11]" table:style-name="ce1">
            <text:p>240.2177419</text:p>
          </table:table-cell>
          <table:table-cell office:value-type="float" office:value="189.01209677419354" table:formula="of:=[.D11]/[.$A11]" table:style-name="ce1">
            <text:p>189.0120968</text:p>
          </table:table-cell>
          <table:table-cell table:style-name="ce1"/>
          <table:table-cell office:value-type="float" office:value="107946" table:style-name="ce1">
            <text:p>107946</text:p>
          </table:table-cell>
          <table:table-cell office:value-type="float" office:value="70593" table:style-name="ce1">
            <text:p>70593</text:p>
          </table:table-cell>
          <table:table-cell office:value-type="float" office:value="45615" table:style-name="ce1">
            <text:p>45615</text:p>
          </table:table-cell>
          <table:table-cell table:number-columns-repeated="1637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01186" table:style-name="ce1">
            <text:p>201186</text:p>
          </table:table-cell>
          <table:table-cell office:value-type="float" office:value="114210" table:style-name="ce1">
            <text:p>114210</text:p>
          </table:table-cell>
          <table:table-cell office:value-type="float" office:value="93198" table:style-name="ce1">
            <text:p>93198</text:p>
          </table:table-cell>
          <table:table-cell table:style-name="ce1"/>
          <table:table-cell office:value-type="float" office:value="584.84302325581393" table:formula="of:=[.B12]/[.$A12]" table:style-name="ce1">
            <text:p>584.8430233</text:p>
          </table:table-cell>
          <table:table-cell office:value-type="float" office:value="332.00581395348837" table:formula="of:=[.C12]/[.$A12]" table:style-name="ce1">
            <text:p>332.005814</text:p>
          </table:table-cell>
          <table:table-cell office:value-type="float" office:value="270.92441860465118" table:formula="of:=[.D12]/[.$A12]" table:style-name="ce1">
            <text:p>270.9244186</text:p>
          </table:table-cell>
          <table:table-cell table:style-name="ce1"/>
          <table:table-cell office:value-type="float" office:value="208809" table:style-name="ce1">
            <text:p>208809</text:p>
          </table:table-cell>
          <table:table-cell office:value-type="float" office:value="132399" table:style-name="ce1">
            <text:p>132399</text:p>
          </table:table-cell>
          <table:table-cell office:value-type="float" office:value="94020" table:style-name="ce1">
            <text:p>94020</text:p>
          </table:table-cell>
          <table:table-cell table:number-columns-repeated="16372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51938" table:style-name="ce1">
            <text:p>451938</text:p>
          </table:table-cell>
          <table:table-cell office:value-type="float" office:value="213270" table:style-name="ce1">
            <text:p>213270</text:p>
          </table:table-cell>
          <table:table-cell office:value-type="float" office:value="186657" table:style-name="ce1">
            <text:p>186657</text:p>
          </table:table-cell>
          <table:table-cell table:style-name="ce1"/>
          <table:table-cell office:value-type="float" office:value="991.09210526315792" table:formula="of:=[.B13]/[.$A13]" table:style-name="ce1">
            <text:p>991.0921053</text:p>
          </table:table-cell>
          <table:table-cell office:value-type="float" office:value="467.69736842105266" table:formula="of:=[.C13]/[.$A13]" table:style-name="ce1">
            <text:p>467.6973684</text:p>
          </table:table-cell>
          <table:table-cell office:value-type="float" office:value="409.33552631578948" table:formula="of:=[.D13]/[.$A13]" table:style-name="ce1">
            <text:p>409.3355263</text:p>
          </table:table-cell>
          <table:table-cell table:style-name="ce1"/>
          <table:table-cell office:value-type="float" office:value="459297" table:style-name="ce1">
            <text:p>459297</text:p>
          </table:table-cell>
          <table:table-cell office:value-type="float" office:value="233091" table:style-name="ce1">
            <text:p>233091</text:p>
          </table:table-cell>
          <table:table-cell office:value-type="float" office:value="186948" table:style-name="ce1">
            <text:p>186948</text:p>
          </table:table-cell>
          <table:table-cell table:number-columns-repeated="16372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1000749" table:style-name="ce1">
            <text:p>1000749</text:p>
          </table:table-cell>
          <table:table-cell office:value-type="float" office:value="472335" table:style-name="ce1">
            <text:p>472335</text:p>
          </table:table-cell>
          <table:table-cell office:value-type="float" office:value="328500" table:style-name="ce1">
            <text:p>328500</text:p>
          </table:table-cell>
          <table:table-cell table:style-name="ce1"/>
          <table:table-cell office:value-type="float" office:value="1713.611301369863" table:formula="of:=[.B14]/[.$A14]" table:style-name="ce1">
            <text:p>1713.611301</text:p>
          </table:table-cell>
          <table:table-cell office:value-type="float" office:value="808.79280821917803" table:formula="of:=[.C14]/[.$A14]" table:style-name="ce1">
            <text:p>808.7928082</text:p>
          </table:table-cell>
          <table:table-cell office:value-type="float" office:value="562.5" table:formula="of:=[.D14]/[.$A14]" table:style-name="ce1">
            <text:p>562.5</text:p>
          </table:table-cell>
          <table:table-cell table:style-name="ce1"/>
          <table:table-cell office:value-type="float" office:value="1017123" table:style-name="ce1">
            <text:p>1017123</text:p>
          </table:table-cell>
          <table:table-cell office:value-type="float" office:value="499947" table:style-name="ce1">
            <text:p>499947</text:p>
          </table:table-cell>
          <table:table-cell office:value-type="float" office:value="327906" table:style-name="ce1">
            <text:p>327906</text:p>
          </table:table-cell>
          <table:table-cell table:number-columns-repeated="16372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1403952" table:style-name="ce1">
            <text:p>1403952</text:p>
          </table:table-cell>
          <table:table-cell office:value-type="float" office:value="823866" table:style-name="ce1">
            <text:p>823866</text:p>
          </table:table-cell>
          <table:table-cell office:value-type="float" office:value="414381" table:style-name="ce1">
            <text:p>414381</text:p>
          </table:table-cell>
          <table:table-cell table:style-name="ce1"/>
          <table:table-cell office:value-type="float" office:value="1928.5054945054944" table:formula="of:=[.B15]/[.$A15]" table:style-name="ce1">
            <text:p>1928.505495</text:p>
          </table:table-cell>
          <table:table-cell office:value-type="float" office:value="1131.684065934066" table:formula="of:=[.C15]/[.$A15]" table:style-name="ce1">
            <text:p>1131.684066</text:p>
          </table:table-cell>
          <table:table-cell office:value-type="float" office:value="569.20467032967031" table:formula="of:=[.D15]/[.$A15]" table:style-name="ce1">
            <text:p>569.2046703</text:p>
          </table:table-cell>
          <table:table-cell table:style-name="ce1"/>
          <table:table-cell office:value-type="float" office:value="1446543" table:style-name="ce1">
            <text:p>1446543</text:p>
          </table:table-cell>
          <table:table-cell office:value-type="float" office:value="888570" table:style-name="ce1">
            <text:p>888570</text:p>
          </table:table-cell>
          <table:table-cell office:value-type="float" office:value="440511" table:style-name="ce1">
            <text:p>44051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keup delay calculated 1.005707</text:p>
          </table:table-cell>
          <table:table-cell table:number-columns-repeated="16383"/>
        </table:table-row>
        <table:table-row table:style-name="ro1">
          <table:table-cell table:number-columns-repeated="10"/>
          <table:table-cell table:style-name="ce1">
            <draw:frame draw:z-index="1" draw:id="id0" draw:style-name="a0" draw:name="Chart 1" svg:x="0.17708in" svg:y="0.07812in" svg:width="5.95833in" svg:height="3.86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/>
          <table:table-cell table:style-name="ce1">
            <draw:frame draw:z-index="2" draw:id="id1" draw:style-name="a1" draw:name="Chart 2" svg:x="0.04687in" svg:y="0.03646in" svg:width="5.84896in" svg:height="3.692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Josh Yeh</dc:creator>
    <meta:creation-date>2025-02-18T11:47:49Z</meta:creation-date>
    <dc:date>2025-02-18T17:15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78.6250393700788pt" svg:width="429.0pt" chart:style-name="Crt0">
        <chart:title chart:style-name="CT00">
          <text:p text:style-name="a0" text:class-names="" text:cond-style-name="">Transpose with O1 Optimizat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3a.$F$5" chart:values-cell-range-address="3a.$F$6:.$F$15" chart:class="chart:scatter" chart:attached-axis="primary-y" chart:style-name="G0S0">
            <chart:domain table:cell-range-address="3a.$A$6:.$A$15"/>
            <chart:data-point chart:repeated="10"/>
          </chart:series>
          <chart:series chart:label-cell-address="3a.$G$5" chart:values-cell-range-address="3a.$G$6:.$G$15" chart:class="chart:scatter" chart:attached-axis="primary-y" chart:style-name="G0S1">
            <chart:domain table:cell-range-address="3a.$A$6:.$A$15"/>
            <chart:data-point chart:repeated="10"/>
          </chart:series>
          <chart:series chart:label-cell-address="3a.$H$5" chart:values-cell-range-address="3a.$H$6:.$H$15" chart:class="chart:scatter" chart:attached-axis="primary-y" chart:style-name="G0S2">
            <chart:domain table:cell-range-address="3a.$A$6:.$A$15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65.8750393700788pt" svg:width="421.1250393700788pt" chart:style-name="Crt0">
        <chart:title chart:style-name="CT00">
          <text:p text:style-name="a0" text:class-names="" text:cond-style-name="">Transpose with O2 Optimizat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3a.$J$5" chart:values-cell-range-address="3a.$J$6:.$J$15" chart:class="chart:scatter" chart:attached-axis="primary-y" chart:style-name="G0S0">
            <chart:domain table:cell-range-address="3a.$A$6:.$A$15"/>
            <chart:data-point chart:repeated="10"/>
          </chart:series>
          <chart:series chart:label-cell-address="3a.$K$5" chart:values-cell-range-address="3a.$K$6:.$K$15" chart:class="chart:scatter" chart:attached-axis="primary-y" chart:style-name="G0S1">
            <chart:domain table:cell-range-address="3a.$A$6:.$A$15"/>
            <chart:data-point chart:repeated="10"/>
          </chart:series>
          <chart:series chart:label-cell-address="3a.$L$5" chart:values-cell-range-address="3a.$L$6:.$L$15" chart:class="chart:scatter" chart:attached-axis="primary-y" chart:style-name="G0S2">
            <chart:domain table:cell-range-address="3a.$A$6:.$A$15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